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text-properties officeooo:rsid="00178993" officeooo:paragraph-rsid="00178993"/>
    </style:style>
    <style:style style:name="P2" style:family="paragraph" style:parent-style-name="Heading_20_2">
      <style:paragraph-properties fo:text-align="justify" style:justify-single-word="false"/>
      <style:text-properties officeooo:rsid="00178993"/>
    </style:style>
    <style:style style:name="P3" style:family="paragraph" style:parent-style-name="Text_20_body">
      <style:paragraph-properties fo:text-align="justify" style:justify-single-word="false"/>
      <style:text-properties officeooo:rsid="00178993"/>
    </style:style>
    <style:style style:name="P4" style:family="paragraph" style:parent-style-name="Text_20_body">
      <style:paragraph-properties fo:text-align="justify" style:justify-single-word="false"/>
      <style:text-properties officeooo:paragraph-rsid="00387482"/>
    </style:style>
    <style:style style:name="P5" style:family="paragraph" style:parent-style-name="Heading_20_3">
      <style:paragraph-properties fo:text-align="justify" style:justify-single-word="false"/>
      <style:text-properties officeooo:rsid="00178993"/>
    </style:style>
    <style:style style:name="P6" style:family="paragraph" style:parent-style-name="Text_20_body" style:list-style-name="L1">
      <style:paragraph-properties fo:margin-top="0in" fo:margin-bottom="0in" style:contextual-spacing="false" fo:text-align="justify" style:justify-single-word="false"/>
      <style:text-properties officeooo:rsid="00178993"/>
    </style:style>
    <style:style style:name="P7" style:family="paragraph" style:parent-style-name="Text_20_body" style:list-style-name="L2">
      <style:paragraph-properties fo:margin-top="0in" fo:margin-bottom="0in" style:contextual-spacing="false" fo:text-align="justify" style:justify-single-word="false"/>
      <style:text-properties officeooo:rsid="00178993"/>
    </style:style>
    <style:style style:name="P8" style:family="paragraph" style:parent-style-name="Text_20_body" style:list-style-name="L3">
      <style:paragraph-properties fo:margin-top="0in" fo:margin-bottom="0in" style:contextual-spacing="false" fo:text-align="justify" style:justify-single-word="false"/>
      <style:text-properties officeooo:rsid="00178993"/>
    </style:style>
    <style:style style:name="P9" style:family="paragraph" style:parent-style-name="Text_20_body" style:list-style-name="L3">
      <style:paragraph-properties fo:text-align="justify" style:justify-single-word="false"/>
      <style:text-properties officeooo:rsid="00178993"/>
    </style:style>
    <style:style style:name="P10" style:family="paragraph" style:parent-style-name="Text_20_body">
      <style:paragraph-properties fo:text-align="justify" style:justify-single-word="false"/>
      <style:text-properties officeooo:paragraph-rsid="00263717"/>
    </style:style>
    <style:style style:name="P11" style:family="paragraph" style:parent-style-name="Text_20_body" style:list-style-name="L4">
      <style:paragraph-properties fo:margin-top="0in" fo:margin-bottom="0in" style:contextual-spacing="false" fo:text-align="justify" style:justify-single-word="false"/>
    </style:style>
    <style:style style:name="P12" style:family="paragraph" style:parent-style-name="Text_20_body" style:list-style-name="L4">
      <style:paragraph-properties fo:margin-top="0in" fo:margin-bottom="0in" style:contextual-spacing="false" fo:text-align="justify" style:justify-single-word="false"/>
      <style:text-properties officeooo:rsid="00178993"/>
    </style:style>
    <style:style style:name="P13" style:family="paragraph" style:parent-style-name="Text_20_body" style:list-style-name="L4">
      <style:paragraph-properties fo:text-align="justify" style:justify-single-word="false"/>
    </style:style>
    <style:style style:name="P14" style:family="paragraph" style:parent-style-name="Heading_20_3">
      <style:paragraph-properties fo:text-align="justify" style:justify-single-word="false"/>
      <style:text-properties officeooo:rsid="00178993" officeooo:paragraph-rsid="003684cb"/>
    </style:style>
    <style:style style:name="P15" style:family="paragraph" style:parent-style-name="Text_20_body">
      <style:paragraph-properties fo:text-align="justify" style:justify-single-word="false"/>
      <style:text-properties officeooo:paragraph-rsid="003dbe16"/>
    </style:style>
    <style:style style:name="P16" style:family="paragraph" style:parent-style-name="Text_20_body">
      <style:paragraph-properties fo:text-align="justify" style:justify-single-word="false"/>
      <style:text-properties officeooo:rsid="002a6140" officeooo:paragraph-rsid="002a6140"/>
    </style:style>
    <style:style style:name="P17" style:family="paragraph" style:parent-style-name="Text_20_body">
      <style:paragraph-properties fo:text-align="justify" style:justify-single-word="false"/>
      <style:text-properties officeooo:paragraph-rsid="002b8628"/>
    </style:style>
    <style:style style:name="P18" style:family="paragraph" style:parent-style-name="Text_20_body">
      <style:paragraph-properties fo:text-align="justify" style:justify-single-word="false"/>
    </style:style>
    <style:style style:name="P19" style:family="paragraph" style:parent-style-name="Heading_20_3">
      <style:paragraph-properties fo:text-align="justify" style:justify-single-word="false" fo:keep-with-next="always"/>
      <style:text-properties officeooo:rsid="00178993"/>
    </style:style>
    <style:style style:name="P20" style:family="paragraph" style:parent-style-name="Text_20_body">
      <style:paragraph-properties fo:text-align="justify" style:justify-single-word="false"/>
      <style:text-properties officeooo:rsid="002b8628" officeooo:paragraph-rsid="002b8628"/>
    </style:style>
    <style:style style:name="P21" style:family="paragraph" style:parent-style-name="Heading_20_3">
      <style:paragraph-properties fo:text-align="justify" style:justify-single-word="false" fo:keep-with-next="always"/>
      <style:text-properties officeooo:paragraph-rsid="002e32fc"/>
    </style:style>
    <style:style style:name="P22" style:family="paragraph" style:parent-style-name="Text_20_body">
      <style:paragraph-properties fo:text-align="justify" style:justify-single-word="false"/>
      <style:text-properties officeooo:paragraph-rsid="0043ce5d"/>
    </style:style>
    <style:style style:name="P23" style:family="paragraph" style:parent-style-name="Text_20_body">
      <style:paragraph-properties fo:text-align="justify" style:justify-single-word="false"/>
      <style:text-properties officeooo:rsid="002e32fc" officeooo:paragraph-rsid="002e32fc"/>
    </style:style>
    <style:style style:name="P24" style:family="paragraph" style:parent-style-name="Heading_20_2">
      <style:paragraph-properties fo:text-align="justify" style:justify-single-word="false"/>
      <style:text-properties officeooo:rsid="00178993" officeooo:paragraph-rsid="002e32fc"/>
    </style:style>
    <style:style style:name="P25" style:family="paragraph" style:parent-style-name="Text_20_body">
      <style:paragraph-properties fo:text-align="justify" style:justify-single-word="false"/>
      <style:text-properties officeooo:paragraph-rsid="00463610"/>
    </style:style>
    <style:style style:name="P26" style:family="paragraph" style:parent-style-name="Text_20_body">
      <style:paragraph-properties fo:text-align="justify" style:justify-single-word="false"/>
      <style:text-properties officeooo:paragraph-rsid="0048fe2d"/>
    </style:style>
    <style:style style:name="P27" style:family="paragraph" style:parent-style-name="Heading_20_3">
      <style:paragraph-properties fo:text-align="justify" style:justify-single-word="false" fo:keep-with-next="always"/>
      <style:text-properties officeooo:paragraph-rsid="00463610"/>
    </style:style>
    <style:style style:name="P28" style:family="paragraph" style:parent-style-name="Text_20_body">
      <style:paragraph-properties fo:text-align="justify" style:justify-single-word="false"/>
      <style:text-properties officeooo:rsid="00178993" officeooo:paragraph-rsid="004759d4"/>
    </style:style>
    <style:style style:name="P29" style:family="paragraph" style:parent-style-name="Text_20_body">
      <style:paragraph-properties fo:text-align="justify" style:justify-single-word="false"/>
      <style:text-properties officeooo:paragraph-rsid="0047d122"/>
    </style:style>
    <style:style style:name="P30" style:family="paragraph" style:parent-style-name="Text_20_body">
      <style:paragraph-properties fo:text-align="justify" style:justify-single-word="false"/>
      <style:text-properties style:font-name="Liberation Serif" officeooo:rsid="0048fe2d" officeooo:paragraph-rsid="0048fe2d"/>
    </style:style>
    <style:style style:name="P31" style:family="paragraph" style:parent-style-name="Text_20_body">
      <style:paragraph-properties fo:text-align="start" style:justify-single-word="false"/>
      <style:text-properties officeooo:paragraph-rsid="0048fe2d"/>
    </style:style>
    <style:style style:name="P32" style:family="paragraph" style:parent-style-name="Text_20_body" style:list-style-name="L5">
      <style:paragraph-properties fo:text-align="justify" style:justify-single-word="false"/>
    </style:style>
    <style:style style:name="P33" style:family="paragraph" style:parent-style-name="Text_20_body">
      <style:paragraph-properties fo:text-align="justify" style:justify-single-word="false"/>
      <style:text-properties officeooo:paragraph-rsid="005cebf4"/>
    </style:style>
    <style:style style:name="P34" style:family="paragraph" style:parent-style-name="Text_20_body">
      <style:paragraph-properties fo:text-align="justify" style:justify-single-word="false"/>
      <style:text-properties style:font-name="Liberation Serif" officeooo:rsid="0048fe2d"/>
    </style:style>
    <style:style style:name="P35" style:family="paragraph" style:parent-style-name="Heading_20_2">
      <style:paragraph-properties fo:text-align="justify" style:justify-single-word="false" fo:keep-with-next="always"/>
      <style:text-properties officeooo:paragraph-rsid="002e32fc"/>
    </style:style>
    <style:style style:name="P36" style:family="paragraph" style:parent-style-name="Heading_20_3">
      <style:paragraph-properties fo:text-align="justify" style:justify-single-word="false" fo:keep-with-next="always"/>
      <style:text-properties style:font-name="Liberation Serif" officeooo:rsid="00178993" officeooo:paragraph-rsid="00463610"/>
    </style:style>
    <style:style style:name="P37" style:family="paragraph" style:parent-style-name="Text_20_body">
      <style:paragraph-properties fo:margin-top="0in" fo:margin-bottom="0.0972in" style:contextual-spacing="false" fo:line-height="115%" fo:text-align="justify" style:justify-single-word="false"/>
      <style:text-properties style:font-name="Liberation Serif" officeooo:rsid="004b9047" officeooo:paragraph-rsid="004cf2b9"/>
    </style:style>
    <style:style style:name="P38" style:family="paragraph" style:parent-style-name="Text_20_body" style:list-style-name="L6">
      <style:paragraph-properties fo:text-align="justify" style:justify-single-word="false"/>
      <style:text-properties style:font-name="Liberation Serif" officeooo:rsid="004b9047"/>
    </style:style>
    <style:style style:name="P39" style:family="paragraph" style:parent-style-name="Text_20_body">
      <style:paragraph-properties fo:text-align="justify" style:justify-single-word="false"/>
      <style:text-properties style:font-name="Liberation Serif" officeooo:rsid="004b9047"/>
    </style:style>
    <style:style style:name="P40" style:family="paragraph" style:parent-style-name="Text_20_body" style:list-style-name="L7">
      <style:paragraph-properties fo:text-align="justify" style:justify-single-word="false"/>
      <style:text-properties style:font-name="Liberation Serif" officeooo:rsid="004b9047"/>
    </style:style>
    <style:style style:name="P41" style:family="paragraph" style:parent-style-name="Heading_20_3">
      <style:paragraph-properties fo:text-align="justify" style:justify-single-word="false"/>
      <style:text-properties style:font-name="Liberation Serif" officeooo:rsid="004b9047"/>
    </style:style>
    <style:style style:name="P42" style:family="paragraph" style:parent-style-name="Text_20_body" style:list-style-name="L8">
      <style:paragraph-properties fo:text-align="justify" style:justify-single-word="false"/>
      <style:text-properties style:font-name="Liberation Serif" officeooo:rsid="004b9047"/>
    </style:style>
    <style:style style:name="P43" style:family="paragraph" style:parent-style-name="Text_20_body" style:list-style-name="L9">
      <style:paragraph-properties fo:text-align="justify" style:justify-single-word="false"/>
      <style:text-properties style:font-name="Liberation Serif" officeooo:rsid="004b9047"/>
    </style:style>
    <style:style style:name="P44" style:family="paragraph" style:parent-style-name="Text_20_body" style:list-style-name="L10">
      <style:paragraph-properties fo:text-align="justify" style:justify-single-word="false"/>
      <style:text-properties style:font-name="Liberation Serif" officeooo:rsid="004b9047"/>
    </style:style>
    <style:style style:name="P45" style:family="paragraph" style:parent-style-name="Text_20_body" style:list-style-name="L11">
      <style:paragraph-properties fo:text-align="justify" style:justify-single-word="false"/>
      <style:text-properties style:font-name="Liberation Serif" officeooo:rsid="004b9047"/>
    </style:style>
    <style:style style:name="P46" style:family="paragraph" style:parent-style-name="Text_20_body" style:list-style-name="L12">
      <style:paragraph-properties fo:text-align="justify" style:justify-single-word="false"/>
      <style:text-properties style:font-name="Liberation Serif" officeooo:rsid="004b9047"/>
    </style:style>
    <style:style style:name="P47" style:family="paragraph" style:parent-style-name="Text_20_body">
      <style:paragraph-properties fo:text-align="start" style:justify-single-word="false"/>
    </style:style>
    <style:style style:name="P48" style:family="paragraph" style:parent-style-name="Text_20_body" style:list-style-name="L13"/>
    <style:style style:name="P49" style:family="paragraph" style:parent-style-name="Text_20_body" style:list-style-name="L14"/>
    <style:style style:name="P50" style:family="paragraph" style:parent-style-name="Preformatted_20_Text">
      <style:paragraph-properties fo:margin-top="0in" fo:margin-bottom="0.0972in" style:contextual-spacing="false" fo:line-height="115%" fo:text-align="start" style:justify-single-word="false"/>
    </style:style>
    <style:style style:name="P51" style:family="paragraph" style:parent-style-name="Heading_20_3">
      <style:paragraph-properties fo:margin-top="0in" fo:margin-bottom="0.0972in" style:contextual-spacing="false" fo:line-height="115%" fo:text-align="justify" style:justify-single-word="false"/>
      <style:text-properties style:font-name="Liberation Serif" officeooo:rsid="004b9047"/>
    </style:style>
    <style:style style:name="P52" style:family="paragraph" style:parent-style-name="Text_20_body" style:list-style-name="L15">
      <style:paragraph-properties fo:text-align="justify" style:justify-single-word="false"/>
      <style:text-properties style:font-name="Liberation Serif" officeooo:rsid="004b9047"/>
    </style:style>
    <style:style style:name="P53" style:family="paragraph" style:parent-style-name="Text_20_body" style:list-style-name="L16">
      <style:paragraph-properties fo:text-align="justify" style:justify-single-word="false"/>
      <style:text-properties style:font-name="Liberation Serif" officeooo:rsid="004b9047"/>
    </style:style>
    <style:style style:name="P54" style:family="paragraph" style:parent-style-name="Text_20_body" style:list-style-name="L17">
      <style:paragraph-properties fo:text-align="justify" style:justify-single-word="false"/>
      <style:text-properties style:font-name="Liberation Serif" officeooo:rsid="004b9047"/>
    </style:style>
    <style:style style:name="P55" style:family="paragraph" style:parent-style-name="Text_20_body">
      <style:paragraph-properties fo:margin-top="0in" fo:margin-bottom="0.0972in" style:contextual-spacing="false" fo:line-height="115%" fo:text-align="start" style:justify-single-word="false"/>
      <style:text-properties style:font-name="Liberation Serif" officeooo:rsid="004b9047"/>
    </style:style>
    <style:style style:name="P56" style:family="paragraph" style:parent-style-name="Text_20_body">
      <style:paragraph-properties fo:text-align="justify" style:justify-single-word="false"/>
      <style:text-properties style:font-name="Liberation Serif" officeooo:rsid="004b9047" officeooo:paragraph-rsid="005928b3"/>
    </style:style>
    <style:style style:name="P57" style:family="paragraph" style:parent-style-name="Text_20_body" style:list-style-name="L18">
      <style:paragraph-properties fo:margin-top="0in" fo:margin-bottom="0.0972in" style:contextual-spacing="false" fo:line-height="115%" fo:text-align="start" style:justify-single-word="false"/>
    </style:style>
    <style:style style:name="T1" style:family="text">
      <style:text-properties officeooo:rsid="001d19cc"/>
    </style:style>
    <style:style style:name="T2" style:family="text">
      <style:text-properties officeooo:rsid="00178993"/>
    </style:style>
    <style:style style:name="T3" style:family="text">
      <style:text-properties officeooo:rsid="001d3ee9"/>
    </style:style>
    <style:style style:name="T4" style:family="text">
      <style:text-properties officeooo:rsid="0024faf4"/>
    </style:style>
    <style:style style:name="T5" style:family="text">
      <style:text-properties officeooo:rsid="0026bf06"/>
    </style:style>
    <style:style style:name="T6" style:family="text">
      <style:text-properties officeooo:rsid="0028a8b1"/>
    </style:style>
    <style:style style:name="T7" style:family="text">
      <style:text-properties officeooo:rsid="002a6140"/>
    </style:style>
    <style:style style:name="T8" style:family="text">
      <style:text-properties fo:font-size="10pt" style:font-size-asian="10pt" style:font-size-complex="10pt"/>
    </style:style>
    <style:style style:name="T9" style:family="text">
      <style:text-properties fo:font-size="10pt" officeooo:rsid="002b8628" style:font-size-asian="10pt" style:font-size-complex="10pt"/>
    </style:style>
    <style:style style:name="T10" style:family="text">
      <style:text-properties officeooo:rsid="003684cb"/>
    </style:style>
    <style:style style:name="T11" style:family="text">
      <style:text-properties officeooo:rsid="002e32fc"/>
    </style:style>
    <style:style style:name="T12" style:family="text">
      <style:text-properties officeooo:rsid="0043ce5d"/>
    </style:style>
    <style:style style:name="T13" style:family="text">
      <style:text-properties style:font-name="Liberation Serif" officeooo:rsid="00463610"/>
    </style:style>
    <style:style style:name="T14" style:family="text">
      <style:text-properties style:font-name="Liberation Serif" officeooo:rsid="00178993"/>
    </style:style>
    <style:style style:name="T15" style:family="text">
      <style:text-properties style:font-name="Liberation Serif" officeooo:rsid="004759d4"/>
    </style:style>
    <style:style style:name="T16" style:family="text">
      <style:text-properties style:font-name="Liberation Serif" officeooo:rsid="0047d122"/>
    </style:style>
    <style:style style:name="T17" style:family="text">
      <style:text-properties style:font-name="Liberation Serif" fo:font-style="italic" fo:font-weight="bold" officeooo:rsid="0047d122" style:font-style-asian="italic" style:font-weight-asian="bold" style:font-style-complex="italic" style:font-weight-complex="bold"/>
    </style:style>
    <style:style style:name="T18" style:family="text">
      <style:text-properties fo:font-size="10pt" officeooo:rsid="0047d122" style:font-size-asian="10pt" style:font-size-complex="10pt"/>
    </style:style>
    <style:style style:name="T19" style:family="text">
      <style:text-properties style:font-name="Liberation Serif" officeooo:rsid="0048fe2d"/>
    </style:style>
    <style:style style:name="T20" style:family="text">
      <style:text-properties fo:font-size="10pt" officeooo:rsid="0048fe2d" style:font-size-asian="10pt" style:font-size-complex="10pt"/>
    </style:style>
    <style:style style:name="T21" style:family="text">
      <style:text-properties style:font-name="Liberation Serif"/>
    </style:style>
    <style:style style:name="T22" style:family="text">
      <style:text-properties style:font-name="Liberation Serif" officeooo:rsid="002e32fc"/>
    </style:style>
    <style:style style:name="T23" style:family="text">
      <style:text-properties style:font-name="Liberation Mono" fo:font-size="10pt" officeooo:rsid="004b9047" style:font-size-asian="10pt" style:font-size-complex="10pt"/>
    </style:style>
    <style:style style:name="T24" style:family="text">
      <style:text-properties fo:font-size="14pt" style:font-size-asian="14pt" style:font-size-complex="14pt"/>
    </style:style>
    <style:style style:name="T25" style:family="text">
      <style:text-properties style:font-name="Liberation Mono" officeooo:rsid="004b9047"/>
    </style:style>
    <style:style style:name="T26" style:family="text">
      <style:text-properties style:font-name="Liberation Mono"/>
    </style:style>
    <style:style style:name="T27" style:family="text">
      <style:text-properties officeooo:rsid="00578d6f"/>
    </style:style>
    <style:style style:name="T28" style:family="text">
      <style:text-properties style:font-name="Liberation Serif" fo:font-size="12pt" style:font-size-asian="12pt" style:font-size-complex="12pt"/>
    </style:style>
    <style:style style:name="T29" style:family="text">
      <style:text-properties style:font-name="Liberation Serif" officeooo:rsid="004b9047"/>
    </style:style>
    <style:style style:name="T30" style:family="text">
      <style:text-properties style:font-name="Liberation Serif" fo:font-weight="normal" officeooo:rsid="00578d6f" style:font-weight-asian="normal" style:font-weight-complex="normal"/>
    </style:style>
    <style:style style:name="T31" style:family="text">
      <style:text-properties style:font-name="Liberation Serif" fo:font-size="12pt" officeooo:rsid="004b9047" style:font-size-asian="12pt" style:font-size-complex="12pt"/>
    </style:style>
    <style:style style:name="T32" style:family="text">
      <style:text-properties officeooo:rsid="005d71a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ptimizing Transit Navigation: An Algorithmic Approach to Pathfinding Across Belgium's National Transport Networks</text:h>
      <text:h text:style-name="P2" text:outline-level="2">1. Introduction and Project Overview</text:h>
      <text:p text:style-name="P3">This report presents an in-depth analysis of applying pathfinding algorithms to optimize travel across Belgium's four main national transport agencies. The project explores algorithmic solutions for minimizing travel time and distance while navigating the country's <text:span text:style-name="T1">four main</text:span> transit system<text:span text:style-name="T1">s</text:span>.</text:p>
      <text:h text:style-name="P2" text:outline-level="2">2. Problem Statement and Objectives</text:h>
      <text:p text:style-name="P4"><text:span text:style-name="T2">Our primary objective was </text:span>to implement an algorithm that can determine the most efficient route between any two transit stops in Belgium, based on a given departure time.<text:span text:style-name="T2"> The algorithm needed to process data from multiple transport agencies to create a</text:span><text:span text:style-name="T3">n</text:span><text:span text:style-name="T2"> unified navigation system that could effectively guide travelers across the entire national network.</text:span></text:p>
      <text:h text:style-name="P5" text:outline-level="3">2.1 Core Objectives</text:h>
      <text:list text:style-name="L1">
        <text:list-item>
          <text:p text:style-name="P6">Design and implement an algorithm to compute the shortest path between any two stops in Belgium’s national transit network</text:p>
        </text:list-item>
      </text:list>
      <text:list text:style-name="L2">
        <text:list-item>
          <text:p text:style-name="P7">Incorporate temporal constraints based on specified departure times</text:p>
        </text:list-item>
      </text:list>
      <text:h text:style-name="P5" text:outline-level="3">2.2 Extended Functionality</text:h>
      <text:p text:style-name="P3">In addition to the core pathfinding requirement, the project specifications included several supplemental features:</text:p>
      <text:list text:style-name="L3">
        <text:list-item>
          <text:p text:style-name="P8">Support for alternative optimization strategies (e.g., minimizing transfers or walking distance)</text:p>
        </text:list-item>
        <text:list-item>
          <text:p text:style-name="P8">Ability to exclude specific modes of transport from routing </text:p>
        </text:list-item>
        <text:list-item>
          <text:p text:style-name="P8">Customizable weighting of transport types based on user preferences </text:p>
        </text:list-item>
        <text:list-item>
          <text:p text:style-name="P9">Configurable walking parameters (e.g., speed, maximum acceptable walking distance)</text:p>
        </text:list-item>
      </text:list>
      <text:h text:style-name="P2" text:outline-level="2">3. Data Sources and Processing</text:h>
      <text:p text:style-name="P10">The project uses General Transit Feed Specification (GTFS) data, streamlined to include only components essential for pathfinding. Detailed GTFS standards are available at <text:a xlink:type="simple" xlink:href="https://gtfs.org/documentation/schedule/reference/" office:target-frame-name="_new" xlink:show="replace" text:style-name="Internet_20_link" text:visited-style-name="Visited_20_Internet_20_Link">gtfs.org</text:a>.</text:p>
      <text:h text:style-name="P5" text:outline-level="3">3.1 GTFS Data Selection</text:h>
      <text:p text:style-name="P3">From the comprehensive GTFS standard format (which typically includes over 25 distinct data files), our implementation <text:span text:style-name="T4">uses the</text:span> four <text:span text:style-name="T4">components given </text:span><text:span text:style-name="T5">with</text:span><text:span text:style-name="T4"> the project</text:span>:</text:p>
      <text:list text:style-name="L4">
        <text:list-item>
          <text:p text:style-name="P11"><text:span text:style-name="Strong_20_Emphasis"><text:span text:style-name="T2">Stops</text:span></text:span><text:span text:style-name="T2"> - </text:span>Geographic coordinates of pick-up/drop-off points</text:p>
        </text:list-item>
        <text:list-item>
          <text:p text:style-name="P12"><text:soft-page-break/><text:span text:style-name="Strong_20_Emphasis">Trips</text:span> - Sequence of two or more stops that occurs at a specific time <text:span text:style-name="T6">(within a route)</text:span></text:p>
        </text:list-item>
        <text:list-item>
          <text:p text:style-name="P11"><text:span text:style-name="Strong_20_Emphasis"><text:span text:style-name="T2">Stop Times</text:span></text:span><text:span text:style-name="T2"> - </text:span>Specific arrival/departure times for each stop in a trip</text:p>
        </text:list-item>
        <text:list-item>
          <text:p text:style-name="P13"><text:span text:style-name="Strong_20_Emphasis"><text:span text:style-name="T2">Routes</text:span></text:span><text:span text:style-name="T2"> - </text:span>Logical groupings of trips shown as a single service to passengers</text:p>
        </text:list-item>
      </text:list>
      <text:h text:style-name="P14" text:outline-level="3">3.2 Data Integration</text:h>
      <text:p text:style-name="P15">The first challenge we encountered was managing over 17 million lines of data<text:span text:style-name="T7">, split across four </text:span><text:span text:style-name="T2">transport agencies </text:span><text:span text:style-name="T7">and four CSV files per agency. </text:span>Our initial strategy was to leverage an existing Java library capable of handling this task efficiently.<text:span text:style-name="T7"> </text:span>We selected <text:span text:style-name="Strong_20_Emphasis">OpenCSV</text:span>, a library that appeared intuitive and easy to integrate.<text:span text:style-name="T7"> </text:span>The approach was simple: iterate through each file, instantiate a reader, and parse all rows sequentially.</text:p>
      <text:p text:style-name="P16">Each row was converted into a domain-specific object corresponding to the file type, with attributes mapped to fields—parsing numeric values as <text:span text:style-name="Source_20_Text"><text:span text:style-name="T8">int</text:span></text:span> or <text:span text:style-name="Source_20_Text"><text:span text:style-name="T8">double</text:span></text:span> as needed. These objects were stored in memory for later use in the pathfinding logic.</text:p>
      <text:p text:style-name="P17"><text:span text:style-name="Source_20_Text"><text:span text:style-name="T9">Data loading time: 45.386 seconds</text:span></text:span></text:p>
      <text:p text:style-name="P18">While functionally sound, this method presented significant performance limitations. Notably, it required upwards of 8–10 GB of RAM to complete execution—rendering it unusable on machines with lower memory specifications.</text:p>
      <text:p text:style-name="P16">Given that our development machines each had 32 GB of RAM, this limitation initially went unnoticed. However, to ensure broader accessibility and robustness, we recognized the need for substantial optimization.</text:p>
      <text:h text:style-name="P19" text:outline-level="3"><text:span text:style-name="T10">3.3</text:span> Heap Memory Analysis</text:h>
      <text:p text:style-name="P3">We conducted a focused analysis to understand the root cause of the high memory consumption. The conclusion was straightforward: Java’s object-oriented paradigm introduces overhead by wrapping even simple data into full-fledged objects. Consequently, we were attempting to handle approximately 17 million object instances—clearly inefficient.</text:p>
      <text:p text:style-name="P20">The primary culprit was the <text:span text:style-name="Source_20_Text"><text:span text:style-name="T8">StopTime</text:span></text:span> object, which accounted for a significant portion of memory usage. We revised the data model to eliminate it as a persistent in-memory entity. Instead, its role was maintained implicitly by embedding stop-time information as lightweight links—such as timestamped associations—between <text:span text:style-name="Source_20_Text">Trip</text:span> and <text:span text:style-name="Source_20_Text">Stop</text:span> objects, without representing it as a standalone object.</text:p>
      <text:p text:style-name="P17"><text:span text:style-name="Source_20_Text"><text:span text:style-name="T9">Data loading time: 40.164 seconds</text:span></text:span></text:p>
      <text:p text:style-name="P20">While this did not yield a dramatic improvement in parsing speed, it significantly reduced heap usage, enabling the application to run comfortably on less powerful hardware.</text:p>
      <text:h text:style-name="P21" text:outline-level="3"><text:span text:style-name="T10">3.4</text:span><text:span text:style-name="T2"> </text:span>Parser Redesign: Iterator-Based Optimization</text:h>
      <text:p text:style-name="P22"><text:span text:style-name="T11">After several days of testing minor improvements without meaningful gains in performance or memory usage, we reconsidered our overall parsing approach. </text:span>It became evident that incremental tweaks were insufficient.<text:span text:style-name="T11"> </text:span><text:span text:style-name="T12">Our</text:span> solution was to rearchitect the parser itself, adopting more advanced—but less conventional—Java patterns.</text:p>
      <text:p text:style-name="P22"><text:soft-page-break/><text:span text:style-name="T11">We transformed our static CSV reader into an </text:span><text:span text:style-name="Strong_20_Emphasis"><text:span text:style-name="T11">Iterator/Iterable abstraction</text:span></text:span><text:span text:style-name="T11">, parameterized by a file path and a converter function. </text:span>This converter would handle the transformation of raw CSV lines into domain objects <text:span text:style-name="Strong_20_Emphasis">on the fly</text:span>, as the file was iterated. This shift effectively fused reading and parsing into a single pass, eliminating the overhead of holding intermediate data in memory.</text:p>
      <text:p text:style-name="P23">The results were substantial: parsing time was halved, and heap usage dropped to <text:span text:style-name="Strong_20_Emphasis">under 2 GB</text:span>, aligning with the bounds we set for ourselves.</text:p>
      <text:p text:style-name="P17"><text:span text:style-name="Source_20_Text"><text:span text:style-name="T9">Data loading time: 20.411 seconds</text:span></text:span></text:p>
      <text:h text:style-name="P24" text:outline-level="2"><text:span text:style-name="T10">4</text:span>. <text:span text:style-name="T11">Pathfinding &amp; Algorithmical Approach</text:span></text:h>
      <text:p text:style-name="P25">With the data pipeline stabilized and memory concerns resolved, we shifted focus to the heart of the project: the pathfinding algorithm.</text:p>
      <text:p text:style-name="P25">Our initial approach involved constructing a dedicated <text:span text:style-name="Source_20_Text"><text:span text:style-name="T8">Graph</text:span></text:span> class to represent the entire transit network. <text:span text:style-name="Source_20_Text"><text:span text:style-name="T13">While conceptually sound, this quickly became problematic—embedding over 17 million entities into memory again would effectively double our memory usage, pushing us close to our upper performance bounds.</text:span></text:span></text:p>
      <text:p text:style-name="P26"><text:span text:style-name="Source_20_Text"><text:span text:style-name="T13">More critically, this design added an unnecessary layer of abstraction and verbosity, which complicated debugging and slowed iteration.</text:span></text:span></text:p>
      <text:p text:style-name="P26"><text:span text:style-name="Source_20_Text"><text:span text:style-name="T13">Moreover, introducing distinct classes for edges, such as walking and transit edges, along with various segment types, made the structure overly rigid and complex. After spending about a week attempting to make this approach functional, we ultimately discarded it.</text:span></text:span></text:p>
      <text:h text:style-name="P27" text:outline-level="3"><text:span text:style-name="Source_20_Text"><text:span text:style-name="T14">4.</text:span></text:span><text:span text:style-name="Source_20_Text"><text:span text:style-name="T13">1</text:span></text:span><text:span text:style-name="Source_20_Text"><text:span text:style-name="T14"> </text:span></text:span><text:span text:style-name="Source_20_Text"><text:span text:style-name="T15">Final Model Design</text:span></text:span></text:h>
      <text:p text:style-name="P28"><text:span text:style-name="Source_20_Text"><text:span text:style-name="T16">Following the dead end with the explicit graph structure, we opted to temporarily move our pathfinding logic to Python—a language we were more familiar with and </text:span></text:span><text:span text:style-name="Source_20_Text"><text:span text:style-name="T17">better suited for rapid prototyping of algorithms</text:span></text:span><text:span text:style-name="Source_20_Text"><text:span text:style-name="T17">.</text:span></text:span></text:p>
      <text:p text:style-name="P29"><text:span text:style-name="Source_20_Text"><text:span text:style-name="T16">Returning to Java with a more grounded plan, we abandoned the idea of a static </text:span></text:span><text:span text:style-name="Source_20_Text"><text:span text:style-name="T18">Graph</text:span></text:span><text:span text:style-name="Source_20_Text"><text:span text:style-name="T16"> class. Instead, we leaned into the object relationships already present in memory, treating the dataset itself as a virtual graph. The concept of edges was retained, but encoded through the relationships between </text:span></text:span><text:span text:style-name="Source_20_Text"><text:span text:style-name="T18">Trip</text:span></text:span><text:span text:style-name="Source_20_Text"><text:span text:style-name="T16">, </text:span></text:span><text:span text:style-name="Source_20_Text"><text:span text:style-name="T18">Stop</text:span></text:span><text:span text:style-name="Source_20_Text"><text:span text:style-name="T16">, and their associated attributes.</text:span></text:span></text:p>
      <text:p text:style-name="P26"><text:span text:style-name="Source_20_Text"><text:span text:style-name="T19">Key abstractions such as </text:span></text:span><text:span text:style-name="Source_20_Text"><text:span text:style-name="Strong_20_Emphasis"><text:span text:style-name="T19">Connections</text:span></text:span></text:span><text:span text:style-name="Source_20_Text"><text:span text:style-name="T19"> and </text:span></text:span><text:span text:style-name="Source_20_Text"><text:span text:style-name="Strong_20_Emphasis"><text:span text:style-name="T19">Transitions</text:span></text:span></text:span><text:span text:style-name="Source_20_Text"><text:span text:style-name="T19"> were introduced to represent movement between stops—either via transit or walking.</text:span></text:span></text:p>
      <text:p text:style-name="P26"><text:span text:style-name="Source_20_Text"><text:span text:style-name="T19">A </text:span></text:span><text:span text:style-name="Source_20_Text"><text:span text:style-name="T20">Connection</text:span></text:span><text:span text:style-name="Source_20_Text"><text:span text:style-name="T19"> encapsulates the idea of moving from one stop to another with associated metadata like trip ID, route, times, and transport mode. A </text:span></text:span><text:span text:style-name="Source_20_Text"><text:span text:style-name="T20">Transition</text:span></text:span><text:span text:style-name="Source_20_Text"><text:span text:style-name="T19"> is derived from these and includes additional information like cost and user-readable formatting.</text:span></text:span></text:p>
      <text:p text:style-name="P26"><text:span text:style-name="T19">To further enhance routing efficiency, especially for walking transfers, we implemented a </text:span><text:span text:style-name="Source_20_Text"><text:span text:style-name="T20">QuadTree</text:span></text:span><text:span text:style-name="T19"> structure to index stop locations geographically. This spatial partitioning enabled fast lookups of nearby stops within a given radius, drastically improving the performance of walking connection generation. </text:span></text:p>
      <text:p text:style-name="P30"><text:soft-page-break/>We used the Haversine formula to compute geographic distances between two coordinates:</text:p>
      <text:p text:style-name="P31"><text:span text:style-name="Source_20_Text"><text:span text:style-name="T20">d = 2R \cdot \arcsin\left(\sqrt{\sin^2\left(\frac{\Delta\phi}{2}\right) + \cos(\phi_1)\cos(\phi_2)\sin^2\left(\frac{\Delta\lambda}{2}\right)}\right)</text:span></text:span></text:p>
      <text:p text:style-name="P26"><text:span text:style-name="Source_20_Text"><text:span text:style-name="T21">Where:</text:span></text:span></text:p>
      <text:list text:style-name="L5">
        <text:list-item>
          <text:p text:style-name="P32">d is the distance between two points,</text:p>
        </text:list-item>
        <text:list-item>
          <text:p text:style-name="P32">R is the Earth’s radius (typically 6,371,000 meters),</text:p>
        </text:list-item>
        <text:list-item>
          <text:p text:style-name="P32">ϕ1​,ϕ2​ are latitudes in radians,</text:p>
        </text:list-item>
        <text:list-item>
          <text:p text:style-name="P32">Δϕ and Δλ are the differences in latitude and longitude, respectively.</text:p>
        </text:list-item>
      </text:list>
      <text:p text:style-name="P33">This <text:span text:style-name="Source_20_Text"><text:span text:style-name="T20">QuadTree</text:span></text:span>, built at load time, allows efficient lookup of nearby stops for walking transitions during pathfinding. Only feasible links—based on user walking speed and maximum distance—are generated, ensuring performance without sacrificing routing flexibility.</text:p>
      <text:p text:style-name="P26"><text:span text:style-name="T19">Finally, user preferences were integrated via a flexible </text:span><text:span text:style-name="Source_20_Text"><text:span text:style-name="T20">TransitPreferences</text:span></text:span><text:span text:style-name="T19"> configuration, allowing adjustments to walking speed, transfer penalties, forbidden modes, and more. This made it possible to adapt the algorithm to various user scenarios without modifying the core logic.</text:span></text:p>
      <text:p text:style-name="P34">With all these components in place—virtualized graph representation, optimized transition handling, spatial indexing, and dynamic user preferences—we were able to begin reliable and efficient pathfinding across the full dataset.</text:p>
      <text:h text:style-name="P35" text:outline-level="2"><text:span text:style-name="Source_20_Text"><text:span text:style-name="T22">5. Dijkstra-Based Time-Aware Pathfinder</text:span></text:span></text:h>
      <text:h text:style-name="P36" text:outline-level="3">5.1 Why This Algorithm Works</text:h>
      <text:p text:style-name="P37">Our problem is a time-dependent shortest path search over a multimodal, geo-distributed network. The algorithm must consider:</text:p>
      <text:list text:style-name="L6">
        <text:list-item>
          <text:p text:style-name="P38"><text:span text:style-name="Strong_20_Emphasis">Temporal constraints</text:span> (departure/waiting times)</text:p>
        </text:list-item>
        <text:list-item>
          <text:p text:style-name="P38"><text:span text:style-name="Strong_20_Emphasis">Multiple transport modes</text:span> (train, bus, tram, metro)</text:p>
        </text:list-item>
        <text:list-item>
          <text:p text:style-name="P38"><text:span text:style-name="Strong_20_Emphasis">Transfers and walking segments</text:span></text:p>
        </text:list-item>
        <text:list-item>
          <text:p text:style-name="P38"><text:span text:style-name="Strong_20_Emphasis">User preferences</text:span> (e.g., avoid transfers or walking)</text:p>
        </text:list-item>
      </text:list>
      <text:p text:style-name="P39">We selected a <text:span text:style-name="Strong_20_Emphasis">Dijkstra-based algorithm with a dynamic cost function</text:span>, as it satisfies all problem constraints:</text:p>
      <text:list text:style-name="L7">
        <text:list-item>
          <text:p text:style-name="P40">Guarantees optimal paths on graphs with non-negative weights</text:p>
        </text:list-item>
        <text:list-item>
          <text:p text:style-name="P40">Supports dynamic edge generation at runtime</text:p>
        </text:list-item>
        <text:list-item>
          <text:p text:style-name="P40">Scales well through pruning and heuristics</text:p>
        </text:list-item>
      </text:list>
      <text:h text:style-name="P41" text:outline-level="3"><text:soft-page-break/><text:span text:style-name="Strong_20_Emphasis">5.2 Virtual Graph Design</text:span></text:h>
      <text:p text:style-name="P39">Instead of precomputing a massive in-memory graph, we treat the <text:span text:style-name="Strong_20_Emphasis">GTFS dataset as a virtual graph</text:span>:</text:p>
      <text:list text:style-name="L8">
        <text:list-item>
          <text:p text:style-name="P42"><text:span text:style-name="Strong_20_Emphasis">Nodes</text:span>: stop-time instances</text:p>
        </text:list-item>
        <text:list-item>
          <text:p text:style-name="P42"><text:span text:style-name="Strong_20_Emphasis">Edges</text:span>: dynamically generated connections (transit or walking)</text:p>
        </text:list-item>
        <text:list-item>
          <text:p text:style-name="P42"><text:span text:style-name="Strong_20_Emphasis">Graph traversal</text:span>: driven by temporal queries and proximity lookups</text:p>
        </text:list-item>
      </text:list>
      <text:p text:style-name="P39">This avoids memory overhead and utilizes natural GTFS relationships (trips, stops, times) as edge logic.</text:p>
      <text:h text:style-name="P41" text:outline-level="3"><text:span text:style-name="Strong_20_Emphasis">5.3 Key Data Structures</text:span></text:h>
      <text:list text:style-name="L9">
        <text:list-item>
          <text:p text:style-name="P43"><text:span text:style-name="Strong_20_Emphasis">Priority queue (min-heap)</text:span>: orders states by accumulated cost</text:p>
        </text:list-item>
      </text:list>
      <text:list text:style-name="L10">
        <text:list-item>
          <text:p text:style-name="P44"><text:span text:style-name="Strong_20_Emphasis">Visited map</text:span>: stores best known cost per stop ID</text:p>
        </text:list-item>
      </text:list>
      <text:list text:style-name="L11">
        <text:list-item>
          <text:p text:style-name="P45"><text:span text:style-name="Strong_20_Emphasis">QuadTree</text:span>: indexes stop coordinates for fast walking link generation</text:p>
        </text:list-item>
      </text:list>
      <text:p text:style-name="P39">Each state is a <text:span text:style-name="Source_20_Text"><text:span text:style-name="T8">DijkstraState</text:span></text:span>, tracking:</text:p>
      <text:list text:style-name="L12">
        <text:list-item>
          <text:p text:style-name="P46">Current stop ID and time</text:p>
        </text:list-item>
        <text:list-item>
          <text:p text:style-name="P46">Accumulated cost</text:p>
        </text:list-item>
        <text:list-item>
          <text:p text:style-name="P46">Sequence of <text:span text:style-name="Source_20_Text"><text:span text:style-name="T8">Transition</text:span></text:span> objects</text:p>
        </text:list-item>
        <text:list-item>
          <text:p text:style-name="P46">Last transport mode used</text:p>
        </text:list-item>
        <text:list-item>
          <text:p text:style-name="P46">Number of transfers</text:p>
        </text:list-item>
      </text:list>
      <text:h text:style-name="P41" text:outline-level="3">5.4 Cost Function</text:h>
      <text:p text:style-name="P39">The cost function is flexible and reflects real-world travel friction:</text:p>
      <text:p text:style-name="P47"><text:span text:style-name="Source_20_Text"><text:span text:style-name="T23">\text{cost} = t_\text{transit} \cdot w_\text{mode} + t_\text{wait} \cdot w_\text{wait} + p_\text{transfer}</text:span></text:span></text:p>
      <text:p text:style-name="P47">Where:</text:p>
      <text:list text:style-name="L13">
        <text:list-item>
          <text:p text:style-name="P48"><text:span text:style-name="Source_20_Text"><text:span text:style-name="T8">w_mode</text:span></text:span>: user-defined weight per transport mode (train, tram, etc.)</text:p>
        </text:list-item>
        <text:list-item>
          <text:p text:style-name="P48"><text:span text:style-name="Source_20_Text"><text:span text:style-name="T8">w_wait</text:span></text:span>: wait penalty</text:p>
        </text:list-item>
        <text:list-item>
          <text:p text:style-name="P48"><text:span text:style-name="Source_20_Text"><text:span text:style-name="T8">p_transfer</text:span></text:span>: cost for changing lines/modes</text:p>
        </text:list-item>
      </text:list>
      <text:p text:style-name="Text_20_body">This enables optimization for:</text:p>
      <text:list text:style-name="L14">
        <text:list-item>
          <text:p text:style-name="P49">Speed</text:p>
        </text:list-item>
        <text:list-item>
          <text:p text:style-name="P49">Fewer transfers</text:p>
        </text:list-item>
        <text:list-item>
          <text:p text:style-name="P49">Avoiding certain modes or walking</text:p>
        </text:list-item>
      </text:list>
      <text:p text:style-name="Text_20_body">Transfer penalties and minimum transfer times are enforced; if unmet, the transition is discarded.</text:p>
      <text:p text:style-name="P39"><text:soft-page-break/><text:span text:style-name="Strong_20_Emphasis"><text:span text:style-name="T24">5.5 Pseudocode</text:span></text:span></text:p>
      <text:p text:style-name="P50"><text:span text:style-name="Source_20_Text"><text:span text:style-name="T25">function find_path(source, target, departure_time, prefs):</text:span></text:span></text:p>
      <text:p text:style-name="P50"><text:span text:style-name="Source_20_Text"><text:span text:style-name="T25"><text:s text:c="4"/>queue = priority_queue()</text:span></text:span></text:p>
      <text:p text:style-name="P50"><text:span text:style-name="Source_20_Text"><text:span text:style-name="T25"><text:s text:c="4"/>visited = {}</text:span></text:span></text:p>
      <text:p text:style-name="P50"><text:span text:style-name="Source_20_Text"><text:span text:style-name="T25"/></text:span></text:p>
      <text:p text:style-name="P50"><text:span text:style-name="Source_20_Text"><text:span text:style-name="T25"><text:s text:c="4"/>initial = DijkstraState(source, departure_time, 0, [], None, 0)</text:span></text:span></text:p>
      <text:p text:style-name="P50"><text:span text:style-name="Source_20_Text"><text:span text:style-name="T25"><text:s text:c="4"/>queue.push(initial)</text:span></text:span></text:p>
      <text:p text:style-name="P50"><text:span text:style-name="Source_20_Text"><text:span text:style-name="T26"/></text:span></text:p>
      <text:p text:style-name="P50"><text:span text:style-name="Source_20_Text"><text:span text:style-name="T25"><text:s text:c="4"/>while not queue.is_empty():</text:span></text:span></text:p>
      <text:p text:style-name="P50"><text:span text:style-name="Source_20_Text"><text:span text:style-name="T25"><text:s text:c="8"/>state = queue.pop()</text:span></text:span></text:p>
      <text:p text:style-name="P50"><text:span text:style-name="Source_20_Text"><text:span text:style-name="T25"/></text:span></text:p>
      <text:p text:style-name="P50"><text:span text:style-name="Source_20_Text"><text:span text:style-name="T25"><text:s text:c="8"/>if state.stop_id == target:</text:span></text:span></text:p>
      <text:p text:style-name="P50"><text:span text:style-name="Source_20_Text"><text:span text:style-name="T25"><text:s text:c="12"/>return state.path</text:span></text:span></text:p>
      <text:p text:style-name="P50"><text:span text:style-name="Source_20_Text"><text:span text:style-name="T25"/></text:span></text:p>
      <text:p text:style-name="P50"><text:span text:style-name="Source_20_Text"><text:span text:style-name="T25"><text:s text:c="8"/>if visited.get(state.stop_id, ∞) &lt;= state.cost:</text:span></text:span></text:p>
      <text:p text:style-name="P50"><text:span text:style-name="Source_20_Text"><text:span text:style-name="T25"><text:s text:c="12"/>continue</text:span></text:span></text:p>
      <text:p text:style-name="P50"><text:span text:style-name="Source_20_Text"><text:span text:style-name="T25"><text:s text:c="8"/>visited[state.stop_id] = state.cost</text:span></text:span></text:p>
      <text:p text:style-name="P50"><text:span text:style-name="Source_20_Text"><text:span text:style-name="T25"/></text:span></text:p>
      <text:p text:style-name="P50"><text:span text:style-name="Source_20_Text"><text:span text:style-name="T25"><text:s text:c="8"/>for conn in get_transit_connections(state, prefs):</text:span></text:span></text:p>
      <text:p text:style-name="P50"><text:span text:style-name="Source_20_Text"><text:span text:style-name="T25"><text:s text:c="12"/>if is_valid(conn, state, prefs):</text:span></text:span></text:p>
      <text:p text:style-name="P50"><text:span text:style-name="Source_20_Text"><text:span text:style-name="T25"><text:s text:c="16"/>queue.push(apply_transition(state, conn, prefs))</text:span></text:span></text:p>
      <text:p text:style-name="P50"><text:span text:style-name="Source_20_Text"><text:span text:style-name="T25"/></text:span></text:p>
      <text:p text:style-name="P50"><text:span text:style-name="Source_20_Text"><text:span text:style-name="T25"><text:s text:c="8"/>for near_stop in quad_tree.nearby_stops(state.stop_id, prefs.max_walk_dist):</text:span></text:span></text:p>
      <text:p text:style-name="P50"><text:span text:style-name="Source_20_Text"><text:span text:style-name="T25"><text:s text:c="12"/>walk_conn = create_walking_connection(state.stop_id, near_stop, state.time)</text:span></text:span></text:p>
      <text:p text:style-name="P50"><text:span text:style-name="Source_20_Text"><text:span text:style-name="T25"><text:s text:c="12"/>if is_valid(walk_conn, state, prefs):</text:span></text:span></text:p>
      <text:p text:style-name="P50"><text:span text:style-name="Source_20_Text"><text:span text:style-name="T25"><text:s text:c="16"/>queue.push(apply_transition(state, walk_conn, prefs))</text:span></text:span></text:p>
      <text:p text:style-name="P50"><text:span text:style-name="Source_20_Text"><text:span text:style-name="T25"/></text:span></text:p>
      <text:p text:style-name="P50"><text:span text:style-name="Source_20_Text"><text:span text:style-name="T25"><text:s text:c="4"/>return None</text:span></text:span></text:p>
      <text:h text:style-name="P51" text:outline-level="3"><text:span text:style-name="Strong_20_Emphasis">5.</text:span><text:span text:style-name="Strong_20_Emphasis"><text:span text:style-name="T27">6</text:span></text:span><text:span text:style-name="Strong_20_Emphasis"> Why It Finds the Best Path</text:span></text:h>
      <text:p text:style-name="P39">Dijkstra’s algorithm guarantees the <text:span text:style-name="Strong_20_Emphasis">optimal path</text:span> when:</text:p>
      <text:list text:style-name="L15">
        <text:list-item>
          <text:p text:style-name="P52">All edge weights (costs) are <text:span text:style-name="Strong_20_Emphasis">non-negative</text:span> (true here)</text:p>
        </text:list-item>
        <text:list-item>
          <text:p text:style-name="P52"><text:soft-page-break/>The state expansion ensures that the <text:span text:style-name="Strong_20_Emphasis">first time we reach the target stop</text:span> is the <text:span text:style-name="Strong_20_Emphasis">minimum cost path</text:span></text:p>
        </text:list-item>
      </text:list>
      <text:p text:style-name="P39">We ensure this by:</text:p>
      <text:list text:style-name="L16">
        <text:list-item>
          <text:p text:style-name="P53">Using a min-priority queue ordered by total cost,</text:p>
        </text:list-item>
        <text:list-item>
          <text:p text:style-name="P53">Preventing revisiting worse paths to the same stop,</text:p>
        </text:list-item>
        <text:list-item>
          <text:p text:style-name="P53">Dynamically generating only <text:span text:style-name="Strong_20_Emphasis">valid</text:span> transitions at each step</text:p>
        </text:list-item>
      </text:list>
      <text:h text:style-name="P51" text:outline-level="3"><text:span text:style-name="Strong_20_Emphasis">5.</text:span><text:span text:style-name="Strong_20_Emphasis"><text:span text:style-name="T27">7 </text:span></text:span><text:span text:style-name="Strong_20_Emphasis">Pruning and Heuristics</text:span></text:h>
      <text:p text:style-name="P39">To scale efficiently, multiple pruning strategies are used:</text:p>
      <text:list text:style-name="L17">
        <text:list-item>
          <text:p text:style-name="P54"><text:span text:style-name="Strong_20_Emphasis">Temporal pruning</text:span> skips trips that depart too early or too far in the future.</text:p>
        </text:list-item>
        <text:list-item>
          <text:p text:style-name="P54"><text:span text:style-name="Strong_20_Emphasis">Spatial pruning</text:span> ignores transitions that don’t bring us closer to the target:</text:p>
        </text:list-item>
      </text:list>
      <text:p text:style-name="P55"><text:span text:style-name="Source_20_Text"><text:span text:style-name="T8">distance(next_stop, target) &lt; δ * distance(current_stop, target)</text:span></text:span></text:p>
      <text:p text:style-name="P56"><text:span text:style-name="Source_20_Text"><text:span text:style-name="T28">where δ (the deviation tolerance) defaults to 1.25 but is relaxed for local stops.</text:span></text:span></text:p>
      <text:list text:style-name="L18">
        <text:list-item>
          <text:p text:style-name="P57"><text:span text:style-name="Strong_20_Emphasis"><text:span text:style-name="T29">Transfer limiting </text:span></text:span><text:span text:style-name="Strong_20_Emphasis"><text:span text:style-name="T30">adds an </text:span></text:span><text:span text:style-name="Source_20_Text"><text:span text:style-name="T31">optional max-transfer threshold</text:span></text:span></text:p>
        </text:list-item>
      </text:list>
      <text:h text:style-name="P2" text:outline-level="2"><text:span text:style-name="T32">6</text:span>. Bonus Feature: Graphical Visualization</text:h>
      <text:p text:style-name="P3">As an enhancement to the core functionality, we developed a graphical visualization component using OpenGL. This feature provides users with an intuitive visual representation of calculated routes, displaying the optimal path overlaid on a map of Belgium's transit net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8T13:54:26.348464449</meta:creation-date>
    <meta:editing-duration>PT2H6M51S</meta:editing-duration>
    <meta:editing-cycles>65</meta:editing-cycles>
    <meta:generator>LibreOffice/25.2.3.2$Linux_X86_64 LibreOffice_project/520$Build-2</meta:generator>
    <dc:date>2025-05-18T19:05:16.002815069</dc:date>
    <meta:document-statistic meta:table-count="0" meta:image-count="0" meta:object-count="0" meta:page-count="7" meta:paragraph-count="136" meta:word-count="1787" meta:character-count="12576" meta:non-whitespace-character-count="10788"/>
  </office:meta>
</office:document-meta>
</file>